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277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0046" number:language="en" number:country="US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4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cctw dependency calculation benchmark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#</text:p>
          </table:table-cell>
          <table:table-cell office:value-type="string">
            <text:p>CPU</text:p>
          </table:table-cell>
          <table:table-cell office:value-type="string">
            <text:p>#Threads</text:p>
          </table:table-cell>
          <table:table-cell office:value-type="string">
            <text:p>GHz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Elapsed</text:p>
          </table:table-cell>
          <table:table-cell office:value-type="string">
            <text:p>Q Factor</text:p>
          </table:table-cell>
          <table:table-cell office:value-type="string">
            <text:p>Rel Elapsed</text:p>
          </table:table-cell>
        </table:table-row>
        <table:table-row table:style-name="ro1">
          <table:table-cell office:value-type="string">
            <text:p>aoun</text:p>
          </table:table-cell>
          <table:table-cell office:value-type="string">
            <text:p>2xE5-2640</text:p>
          </table:table-cell>
          <table:table-cell office:value-type="float" office:value="24">
            <text:p>24</text:p>
          </table:table-cell>
          <table:table-cell office:value-type="float" office:value="2.5">
            <text:p>2.5</text:p>
          </table:table-cell>
          <table:table-cell table:style-name="ce1" office:value-type="time" office:time-value="PT14H01M57.152S">
            <text:p>14:01:57.15</text:p>
          </table:table-cell>
          <table:table-cell table:style-name="ce1" office:value-type="time" office:time-value="PT14H03M42.09S">
            <text:p>14:03:42.09</text:p>
          </table:table-cell>
          <table:table-cell table:style-name="ce3" table:formula="of:=[.F4]-[.E4]" office:value-type="time" office:time-value="PT00H01M44.938S">
            <text:p>00:01:44.94</text:p>
          </table:table-cell>
          <table:table-cell table:formula="of:=1/([.C4]*[.D4]*[.G4])" office:value-type="float" office:value="13.7223884579467">
            <text:p>13.7223884579</text:p>
          </table:table-cell>
          <table:table-cell table:formula="of:=[.G4]/[.$G$4]" office:value-type="float" office:value="1">
            <text:p>1</text:p>
          </table:table-cell>
        </table:table-row>
        <table:table-row table:style-name="ro1">
          <table:table-cell office:value-type="string">
            <text:p>jenningsx</text:p>
          </table:table-cell>
          <table:table-cell office:value-type="string">
            <text:p>Core i7-377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table:style-name="ce2" office:value-type="time" office:time-value="PT13H54M08.581S">
            <text:p>13:54:08.58</text:p>
          </table:table-cell>
          <table:table-cell table:style-name="ce2" office:value-type="time" office:time-value="PT13H58M42.292S">
            <text:p>13:58:42.29</text:p>
          </table:table-cell>
          <table:table-cell table:style-name="ce3" table:formula="of:=[.F5]-[.E5]" office:value-type="time" office:time-value="PT00H04M33.711S">
            <text:p>00:04:33.71</text:p>
          </table:table-cell>
          <table:table-cell table:formula="of:=1/([.C5]*[.D5]*[.G5])" office:value-type="float" office:value="11.6051988712013">
            <text:p>11.6051988712</text:p>
          </table:table-cell>
          <table:table-cell table:formula="of:=[.G5]/[.$G$4]" office:value-type="float" office:value="2.60831157445344">
            <text:p>2.6083115745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string">
            <text:p>2xXeon X5650</text:p>
          </table:table-cell>
          <table:table-cell office:value-type="float" office:value="24">
            <text:p>24</text:p>
          </table:table-cell>
          <table:table-cell office:value-type="float" office:value="2.67">
            <text:p>2.67</text:p>
          </table:table-cell>
          <table:table-cell table:style-name="ce1" office:value-type="time" office:time-value="PT13H47M32.056S">
            <text:p>13:47:32.06</text:p>
          </table:table-cell>
          <table:table-cell table:style-name="ce1" office:value-type="time" office:time-value="PT13H49M53.027S">
            <text:p>13:49:53.03</text:p>
          </table:table-cell>
          <table:table-cell table:style-name="ce3" table:formula="of:=[.F6]-[.E6]" office:value-type="time" office:time-value="PT00H02M20.971S">
            <text:p>00:02:20.97</text:p>
          </table:table-cell>
          <table:table-cell table:formula="of:=1/([.C6]*[.D6]*[.G6])" office:value-type="float" office:value="9.56448210441551">
            <text:p>9.5644821044</text:p>
          </table:table-cell>
          <table:table-cell table:formula="of:=[.G6]/[.$G$4]" office:value-type="float" office:value="1.34337418285085">
            <text:p>1.3433741829</text:p>
          </table:table-cell>
        </table:table-row>
        <table:table-row table:style-name="ro2">
          <table:table-cell office:value-type="string">
            <text:p>weimar</text:p>
          </table:table-cell>
          <table:table-cell office:value-type="string">
            <text:p>Core i5-2500K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table:style-name="ce1" office:value-type="time" office:time-value="PT13H52M27.302S">
            <text:p>13:52:27.30</text:p>
          </table:table-cell>
          <table:table-cell table:style-name="ce1" office:value-type="time" office:time-value="PT14H02M36.817S">
            <text:p>14:02:36.82</text:p>
          </table:table-cell>
          <table:table-cell table:style-name="ce3" table:formula="of:=[.F7]-[.E7]" office:value-type="time" office:time-value="PT00H10M09.515S">
            <text:p>00:10:09.52</text:p>
          </table:table-cell>
          <table:table-cell table:formula="of:=1/([.C7]*[.D7]*[.G7])" office:value-type="float" office:value="10.7387915727333">
            <text:p>10.7387915727</text:p>
          </table:table-cell>
          <table:table-cell table:formula="of:=[.G7]/[.$G$4]" office:value-type="float" office:value="5.80833444510097">
            <text:p>5.8083344451</text:p>
          </table:table-cell>
        </table:table-row>
        <table:table-row table:style-name="ro1">
          <table:table-cell office:value-type="string">
            <text:p>eee netbook</text:p>
          </table:table-cell>
          <table:table-cell office:value-type="string">
            <text:p>Atom N2600</text:p>
          </table:table-cell>
          <table:table-cell office:value-type="float" office:value="4">
            <text:p>4</text:p>
          </table:table-cell>
          <table:table-cell office:value-type="float" office:value="1.6">
            <text:p>1.6</text:p>
          </table:table-cell>
          <table:table-cell table:style-name="ce1" office:value-type="time" office:time-value="PT14H34M50.209S">
            <text:p>14:34:50.21</text:p>
          </table:table-cell>
          <table:table-cell table:style-name="ce1" office:value-type="time" office:time-value="PT16H12M44.516S">
            <text:p>16:12:44.52</text:p>
          </table:table-cell>
          <table:table-cell table:style-name="ce1" table:formula="of:=[.F8]-[.E8]" office:value-type="time" office:time-value="PT01H37M54.307S">
            <text:p>01:37:54.31</text:p>
          </table:table-cell>
          <table:table-cell table:formula="of:=1/([.C8]*[.D8]*[.G8])" office:value-type="float" office:value="2.29814342355617">
            <text:p>2.2981434236</text:p>
          </table:table-cell>
          <table:table-cell table:formula="of:=[.G8]/[.$G$4]" office:value-type="float" office:value="55.9788351216913">
            <text:p>55.9788351217</text:p>
          </table:table-cell>
        </table:table-row>
        <table:table-row table:style-name="ro2">
          <table:table-cell table:number-columns-repeated="2"/>
          <table:table-cell table:number-columns-repeated="4"/>
          <table:table-cell table:formula="of:=[.F9]-[.E9]" office:value-type="float" office:value="0">
            <text:p>0</text:p>
          </table:table-cell>
          <table:table-cell table:formula="of:=1/([.C9]*[.D9]*[.G9])" office:value-type="float" office:value="0">
            <text:p>#DIV/0!</text:p>
          </table:table-cell>
          <table:table-cell table:formula="of:=[.G9]/[.$G$4]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number-columns-repeated="4"/>
          <table:table-cell table:formula="of:=[.F10]-[.E10]" office:value-type="float" office:value="0">
            <text:p>0</text:p>
          </table:table-cell>
          <table:table-cell table:formula="of:=1/([.C10]*[.D10]*[.G10])" office:value-type="float" office:value="0">
            <text:p>#DIV/0!</text:p>
          </table:table-cell>
          <table:table-cell table:formula="of:=[.G10]/[.$G$4]" office:value-type="float" office:value="0">
            <text:p>0</text:p>
          </table:table-cell>
        </table:table-row>
        <table:table-row table:style-name="ro2" table:number-rows-repeated="104856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14:33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4:05:51</meta:creation-date>
    <dc:date>2013-08-20T16:13:50</dc:date>
    <meta:editing-duration>PT7M13S</meta:editing-duration>
    <meta:editing-cycles>3</meta:editing-cycles>
    <meta:generator>LibreOffice/4.0.4.2$MacOSX_x86 LibreOffice_project/9e9821abd0ffdbc09cd8c52eaa574fa09eb08f2</meta:generator>
    <meta:document-statistic meta:table-count="1" meta:cell-count="69" meta:object-count="0"/>
    <meta:user-defined meta:name="qrichtext">1</meta:user-defined>
  </office:meta>
</office:document-meta>
</file>